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Verdana" svg:font-family="Verdana, Arial, Helvetica, sans-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3b84" officeooo:paragraph-rsid="00113b84"/>
    </style:style>
    <style:style style:name="P2" style:family="paragraph" style:parent-style-name="Standard">
      <style:text-properties officeooo:rsid="00113b84" officeooo:paragraph-rsid="00115c06"/>
    </style:style>
    <style:style style:name="P3" style:family="paragraph" style:parent-style-name="Standard">
      <style:text-properties officeooo:rsid="0012d744" officeooo:paragraph-rsid="0012d744"/>
    </style:style>
    <style:style style:name="P4" style:family="paragraph" style:parent-style-name="Standard">
      <style:text-properties officeooo:rsid="0012d744" officeooo:paragraph-rsid="00137945"/>
    </style:style>
    <style:style style:name="P5" style:family="paragraph" style:parent-style-name="Standard">
      <style:text-properties fo:font-weight="bold" officeooo:rsid="00113b84" officeooo:paragraph-rsid="00113b84" style:font-weight-asian="bold" style:font-weight-complex="bold"/>
    </style:style>
    <style:style style:name="P6" style:family="paragraph" style:parent-style-name="Standard">
      <style:text-properties officeooo:rsid="00137945" officeooo:paragraph-rsid="00137945"/>
    </style:style>
    <style:style style:name="P7" style:family="paragraph" style:parent-style-name="Standard">
      <style:text-properties officeooo:rsid="00137945" officeooo:paragraph-rsid="0015e060"/>
    </style:style>
    <style:style style:name="T1" style:family="text">
      <style:text-properties officeooo:rsid="00115c06"/>
    </style:style>
    <style:style style:name="T2" style:family="text">
      <style:text-properties officeooo:rsid="0012d744"/>
    </style:style>
    <style:style style:name="T3" style:family="text">
      <style:text-properties fo:font-weight="bold" style:font-weight-asian="bold" style:font-weight-complex="bold"/>
    </style:style>
    <style:style style:name="T4" style:family="text">
      <style:text-properties officeooo:rsid="00137945"/>
    </style:style>
    <style:style style:name="T5" style:family="text">
      <style:text-properties officeooo:rsid="0013feb3"/>
    </style:style>
    <style:style style:name="T6" style:family="text">
      <style:text-properties officeooo:rsid="0015e0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pplication is a real-time monitoring tool, made up of three components:</text:p>
      <text:p text:style-name="P1"/>
      <text:p text:style-name="P5">Frontend</text:p>
      <text:p text:style-name="P1">The interface is composed of a form, to collect the user preferences <text:span text:style-name="T2">(choice of metrics, source, destination, analysis duration)</text:span>, and graphs to show the metrics in a real-time fashion. The frontend part is built on top of Vue.js, a reactive js framework, and Ricksaw.js (shutterstock), a graphing library build on top of D3.js.</text:p>
      <text:p text:style-name="P1"/>
      <text:p text:style-name="P1">Once the user fill the form with his desired choice of metrics to analyse, the frontend communicate with the backend through a websocket in json. <text:span text:style-name="T2">This communication is bi-directionnal and persistent. The frontend receives the metrics from the backend via this same socket.</text:span></text:p>
      <text:p text:style-name="P1"/>
      <text:p text:style-name="P5">Backend</text:p>
      <text:p text:style-name="P1">The backend is a simple rust application. </text:p>
      <text:p text:style-name="P2">Rust is a pretty new <text:span text:style-name="T1">compiled </text:span>language, <text:span text:style-name="T1">which is pretty fast (execution time benchmarks show it performs faster than c++) and safer because of a lot of protection mechanisms on compilation time. It also comes with a web server eco-system which make it a good choice for a web backend. Finally, it can compile in web assembly, which <text:s/>make it also a good choice to develop frontend features.</text:span></text:p>
      <text:p text:style-name="P2"/>
      <text:p text:style-name="P2"><text:span text:style-name="T1">The backend </text:span>opens a websocket and listens for incoming message from the client. It also opens a tcp socket to communicate with the sniffer. Once a message is received from the client, it is parsed into a <text:span text:style-name="T1">struct and is serialized using protocol Buffers (google), to be sent to the sniffer. <text:s/></text:span></text:p>
      <text:p text:style-name="P2"/>
      <text:p text:style-name="P3">The backend also receives the metrics from the sniffer via the tcp socket. It then deserializes the message and encode it into json, before sending the results to the client via websocket.</text:p>
      <text:p text:style-name="P2"/>
      <text:p text:style-name="P5"><text:span text:style-name="T2">S</text:span>niffer</text:p>
      <text:p text:style-name="P4">The sniffer, written in c, can work on two modes, as a server which wait<text:span text:style-name="T5">s</text:span> for incoming connection on a tcp socket, or as a standalone program. <text:span text:style-name="T5">It can also work with offline traffic, provided by a file. </text:span>It requires <text:span text:style-name="T4">the network interface name, and some analysis configuration. It can run sevral analysis at the same time. </text:span></text:p>
      <text:p text:style-name="P4"/>
      <text:p text:style-name="P4"><text:span text:style-name="T4">Each analysis spaws a set of 5 threads, which need to share a set of common variables. This is handle using a thread specific data key shared within a set of threads.</text:span></text:p>
      <text:p text:style-name="P4"/>
      <text:p text:style-name="P7">The metrics are collected by reading and extracting all the information we need on the packets of the network. <text:span text:style-name="T6">The information is stored in different hashtables (clients, paths, flows,...).</text:span></text:p>
      <text:p text:style-name="P7">A timer fires every second to process the rates and some more advanced computations. After an interval specified by the user, a message containing all the computed metrics is sent to the backend. Some other datas are only sent at the end of the analysis (popular clients, path... ).</text:p>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Verdana" svg:font-family="Verdana, Arial, Helvetica, sans-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1:15:29.353430286</meta:creation-date>
    <dc:date>2019-07-25T12:57:12.747651281</dc:date>
    <meta:editing-duration>PT13M22S</meta:editing-duration>
    <meta:editing-cycles>3</meta:editing-cycles>
    <meta:generator>LibreOffice/5.1.6.2$Linux_X86_64 LibreOffice_project/10m0$Build-2</meta:generator>
    <meta:document-statistic meta:table-count="0" meta:image-count="0" meta:object-count="0" meta:page-count="1" meta:paragraph-count="15" meta:word-count="436" meta:character-count="2564" meta:non-whitespace-character-count="2136"/>
  </office:meta>
</office:document-meta>
</file>